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6.08cm"/>
    </style:style>
    <style:style style:name="co3" style:family="table-column">
      <style:table-column-properties fo:break-before="auto" style:column-width="8.0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.001cm" svg:height="9.005cm" svg:x="21.876cm" svg:y="11.288cm">
            <draw:object draw:notify-on-update-of-ranges="Feuille1.B42:Feuille1.B50 Feuille1.C42:Feuille1.C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4cm" svg:x="23.522cm" svg:y="0.983cm">
            <draw:object draw:notify-on-update-of-ranges="Feuille1.B2:Feuille1.B10 Feuille1.C2:Feuille1.C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s de discretisation [s]</text:p>
          </table:table-cell>
          <table:table-cell office:value-type="string" calcext:value-type="string">
            <text:p>Horizon [nb de pas de discretisation]</text:p>
          </table:table-cell>
          <table:table-cell office:value-type="string" calcext:value-type="string">
            <text:p>Temps de calcul du probleme de minimisation [s]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269185066223" calcext:value-type="float">
            <text:p>0,269185066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5" calcext:value-type="float">
            <text:p>15</text:p>
          </table:table-cell>
          <table:table-cell office:value-type="float" office:value="0.670219182968" calcext:value-type="float">
            <text:p>0,67021918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  <table:table-cell office:value-type="float" office:value="1.03095817566" calcext:value-type="float">
            <text:p>1,030958175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5" calcext:value-type="float">
            <text:p>25</text:p>
          </table:table-cell>
          <table:table-cell office:value-type="float" office:value="1.89725399017" calcext:value-type="float">
            <text:p>1,897253990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30" calcext:value-type="float">
            <text:p>30</text:p>
          </table:table-cell>
          <table:table-cell office:value-type="float" office:value="2.61057496071" calcext:value-type="float">
            <text:p>2,610574960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0" calcext:value-type="float">
            <text:p>40</text:p>
          </table:table-cell>
          <table:table-cell office:value-type="float" office:value="4.54266786575" calcext:value-type="float">
            <text:p>4,542667865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6.6256210804" calcext:value-type="float">
            <text:p>6,625621080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 office:value-type="float" office:value="11.1568989754" calcext:value-type="float">
            <text:p>11,156898975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0" calcext:value-type="float">
            <text:p>80</text:p>
          </table:table-cell>
          <table:table-cell office:value-type="float" office:value="20.6575808525" calcext:value-type="float">
            <text:p>20,65758085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0" calcext:value-type="float">
            <text:p>10</text:p>
          </table:table-cell>
          <table:table-cell office:value-type="float" office:value="0.346450090408" calcext:value-type="float">
            <text:p>0,3464500904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5" calcext:value-type="float">
            <text:p>15</text:p>
          </table:table-cell>
          <table:table-cell office:value-type="float" office:value="0.739027023315" calcext:value-type="float">
            <text:p>0,7390270233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0" calcext:value-type="float">
            <text:p>20</text:p>
          </table:table-cell>
          <table:table-cell office:value-type="float" office:value="1.48495817184" calcext:value-type="float">
            <text:p>1,4849581718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5" calcext:value-type="float">
            <text:p>25</text:p>
          </table:table-cell>
          <table:table-cell office:value-type="float" office:value="2.30239200592" calcext:value-type="float">
            <text:p>2,3023920059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30" calcext:value-type="float">
            <text:p>30</text:p>
          </table:table-cell>
          <table:table-cell office:value-type="float" office:value="3.78820705414" calcext:value-type="float">
            <text:p>3,7882070541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40" calcext:value-type="float">
            <text:p>40</text:p>
          </table:table-cell>
          <table:table-cell office:value-type="float" office:value="6.33664011955" calcext:value-type="float">
            <text:p>6,3366401196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50" calcext:value-type="float">
            <text:p>50</text:p>
          </table:table-cell>
          <table:table-cell office:value-type="float" office:value="10.1612300873" calcext:value-type="float">
            <text:p>10,1612300873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60" calcext:value-type="float">
            <text:p>60</text:p>
          </table:table-cell>
          <table:table-cell office:value-type="float" office:value="15.6490428448" calcext:value-type="float">
            <text:p>15,6490428448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80" calcext:value-type="float">
            <text:p>80</text:p>
          </table:table-cell>
          <table:table-cell office:value-type="float" office:value="34.6047999859" calcext:value-type="float">
            <text:p>34,60479998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471946954727" calcext:value-type="float">
            <text:p>0,471946954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5" calcext:value-type="float">
            <text:p>15</text:p>
          </table:table-cell>
          <table:table-cell office:value-type="float" office:value="0.992047071457" calcext:value-type="float">
            <text:p>0,992047071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2.12229704857" calcext:value-type="float">
            <text:p>2,122297048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3.10008192062" calcext:value-type="float">
            <text:p>3,100081920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office:value-type="float" office:value="4.49992799759" calcext:value-type="float">
            <text:p>4,499927997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7.3999671936" calcext:value-type="float">
            <text:p>7,399967193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13.193475008" calcext:value-type="float">
            <text:p>13,19347500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60" calcext:value-type="float">
            <text:p>60</text:p>
          </table:table-cell>
          <table:table-cell office:value-type="float" office:value="20.5755491257" calcext:value-type="float">
            <text:p>20,575549125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80" calcext:value-type="float">
            <text:p>80</text:p>
          </table:table-cell>
          <table:table-cell office:value-type="float" office:value="55.8822219372" calcext:value-type="float">
            <text:p>55,882221937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float" office:value="0.572017908096" calcext:value-type="float">
            <text:p>0,5720179081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5" calcext:value-type="float">
            <text:p>15</text:p>
          </table:table-cell>
          <table:table-cell office:value-type="float" office:value="1.37337398529" calcext:value-type="float">
            <text:p>1,3733739853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office:value-type="float" office:value="2.34657883644" calcext:value-type="float">
            <text:p>2,3465788364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5" calcext:value-type="float">
            <text:p>25</text:p>
          </table:table-cell>
          <table:table-cell office:value-type="float" office:value="3.32672214508" calcext:value-type="float">
            <text:p>3,3267221451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30" calcext:value-type="float">
            <text:p>30</text:p>
          </table:table-cell>
          <table:table-cell office:value-type="float" office:value="5.15250205994" calcext:value-type="float">
            <text:p>5,1525020599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40" calcext:value-type="float">
            <text:p>40</text:p>
          </table:table-cell>
          <table:table-cell office:value-type="float" office:value="9.96255397797" calcext:value-type="float">
            <text:p>9,962553978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50" calcext:value-type="float">
            <text:p>50</text:p>
          </table:table-cell>
          <table:table-cell office:value-type="float" office:value="16.6590530872" calcext:value-type="float">
            <text:p>16,6590530872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60" calcext:value-type="float">
            <text:p>60</text:p>
          </table:table-cell>
          <table:table-cell office:value-type="float" office:value="32.2502861023" calcext:value-type="float">
            <text:p>32,2502861023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80" calcext:value-type="float">
            <text:p>80</text:p>
          </table:table-cell>
          <table:table-cell office:value-type="float" office:value="81.0942239761" calcext:value-type="float">
            <text:p>81,09422397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office:value-type="float" office:value="0.501827001572" calcext:value-type="float">
            <text:p>0,501827001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5" calcext:value-type="float">
            <text:p>15</text:p>
          </table:table-cell>
          <table:table-cell office:value-type="float" office:value="1.52004599571" calcext:value-type="float">
            <text:p>1,520045995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office:value-type="float" office:value="2.23758482933" calcext:value-type="float">
            <text:p>2,237584829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5" calcext:value-type="float">
            <text:p>25</text:p>
          </table:table-cell>
          <table:table-cell office:value-type="float" office:value="4.14367699623" calcext:value-type="float">
            <text:p>4,143676996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30" calcext:value-type="float">
            <text:p>30</text:p>
          </table:table-cell>
          <table:table-cell office:value-type="float" office:value="6.06436896324" calcext:value-type="float">
            <text:p>6,064368963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0" calcext:value-type="float">
            <text:p>40</text:p>
          </table:table-cell>
          <table:table-cell office:value-type="float" office:value="12.4445359707" calcext:value-type="float">
            <text:p>12,444535970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50" calcext:value-type="float">
            <text:p>50</text:p>
          </table:table-cell>
          <table:table-cell office:value-type="float" office:value="26.329531908" calcext:value-type="float">
            <text:p>26,32953190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60" calcext:value-type="float">
            <text:p>60</text:p>
          </table:table-cell>
          <table:table-cell office:value-type="float" office:value="45.3714659214" calcext:value-type="float">
            <text:p>45,371465921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80" calcext:value-type="float">
            <text:p>80</text:p>
          </table:table-cell>
          <table:table-cell office:value-type="float" office:value="94.2101869583" calcext:value-type="float">
            <text:p>94,21018695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0" calcext:value-type="float">
            <text:p>10</text:p>
          </table:table-cell>
          <table:table-cell office:value-type="float" office:value="0.580267906189" calcext:value-type="float">
            <text:p>0,5802679062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5" calcext:value-type="float">
            <text:p>15</text:p>
          </table:table-cell>
          <table:table-cell office:value-type="float" office:value="1.85272192955" calcext:value-type="float">
            <text:p>1,8527219296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office:value-type="float" office:value="2.8100669384" calcext:value-type="float">
            <text:p>2,8100669384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25" calcext:value-type="float">
            <text:p>25</text:p>
          </table:table-cell>
          <table:table-cell office:value-type="float" office:value="4.7682659626" calcext:value-type="float">
            <text:p>4,7682659626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30" calcext:value-type="float">
            <text:p>30</text:p>
          </table:table-cell>
          <table:table-cell office:value-type="float" office:value="6.94325995445" calcext:value-type="float">
            <text:p>6,9432599545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40" calcext:value-type="float">
            <text:p>40</text:p>
          </table:table-cell>
          <table:table-cell office:value-type="float" office:value="14.3534629345" calcext:value-type="float">
            <text:p>14,3534629345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50" calcext:value-type="float">
            <text:p>50</text:p>
          </table:table-cell>
          <table:table-cell office:value-type="float" office:value="33.1938970089" calcext:value-type="float">
            <text:p>33,1938970089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60" calcext:value-type="float">
            <text:p>60</text:p>
          </table:table-cell>
          <table:table-cell office:value-type="float" office:value="49.9414739609" calcext:value-type="float">
            <text:p>49,9414739609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80" calcext:value-type="float">
            <text:p>80</text:p>
          </table:table-cell>
          <table:table-cell office:value-type="float" office:value="119.847074032" calcext:value-type="float">
            <text:p>119,8470740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float" office:value="0.883402109146" calcext:value-type="float">
            <text:p>0,883402109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5" calcext:value-type="float">
            <text:p>15</text:p>
          </table:table-cell>
          <table:table-cell office:value-type="float" office:value="1.89631509781" calcext:value-type="float">
            <text:p>1,896315097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office:value-type="float" office:value="3.22458004951" calcext:value-type="float">
            <text:p>3,224580049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5" calcext:value-type="float">
            <text:p>25</text:p>
          </table:table-cell>
          <table:table-cell office:value-type="float" office:value="5.39631605148" calcext:value-type="float">
            <text:p>5,396316051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30" calcext:value-type="float">
            <text:p>30</text:p>
          </table:table-cell>
          <table:table-cell office:value-type="float" office:value="8.31265115738" calcext:value-type="float">
            <text:p>8,312651157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0" calcext:value-type="float">
            <text:p>40</text:p>
          </table:table-cell>
          <table:table-cell office:value-type="float" office:value="17.3805019855" calcext:value-type="float">
            <text:p>17,380501985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0" calcext:value-type="float">
            <text:p>50</text:p>
          </table:table-cell>
          <table:table-cell office:value-type="float" office:value="39.7693059444" calcext:value-type="float">
            <text:p>39,769305944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60" calcext:value-type="float">
            <text:p>60</text:p>
          </table:table-cell>
          <table:table-cell office:value-type="float" office:value="79.476432085" calcext:value-type="float">
            <text:p>79,47643208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0" calcext:value-type="float">
            <text:p>80</text:p>
          </table:table-cell>
          <table:table-cell office:value-type="float" office:value="356.860748053" calcext:value-type="float">
            <text:p>356,8607480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4:50:03.241622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4:51:19.854519691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1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title svg:x="-0.073cm" svg:y="0.316cm" chart:style-name="ch2">
          <text:p>Incidence de l'horizon de prédiction sur le temps de calcul - Discretisation = 0,3s</text:p>
        </chart:title>
        <chart:plot-area chart:style-name="ch3" table:cell-range-address="Feuille1.B42:Feuille1.C50" svg:x="1.331cm" svg:y="1.301cm" svg:width="14.351cm" svg:height="6.544cm">
          <chartooo:coordinate-region svg:x="2.138cm" svg:y="1.5cm" svg:width="13.357cm" svg:height="5.698cm"/>
          <chart:axis chart:dimension="x" chart:name="primary-x" chart:style-name="ch4">
            <chart:title svg:x="7.073cm" svg:y="8.025cm" chart:style-name="ch5">
              <text:p>Temps de calcul (s)</text:p>
            </chart:title>
          </chart:axis>
          <chart:axis chart:dimension="y" chart:name="primary-y" chart:style-name="ch4">
            <chart:title svg:x="0.451cm" svg:y="6.588cm" chart:style-name="ch6">
              <text:p>Nb de pas de discretisation</text:p>
            </chart:title>
            <chart:grid chart:style-name="ch7" chart:class="major"/>
          </chart:axis>
          <chart:series chart:style-name="ch8" chart:values-cell-range-address="Feuille1.C42:Feuille1.C50" chart:class="chart:scatter">
            <chart:domain table:cell-range-address="Feuille1.B42:Feuille1.B50"/>
            <chart:regression-curve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B42:Feuille1.B50</svg:desc>
                </draw:g>
              </table:table-cell>
              <table:table-cell office:value-type="float" office:value="0.501827001572">
                <text:p>0.501827001572</text:p>
                <draw:g>
                  <svg:desc>Feuille1.C42:Feuille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.52004599571">
                <text:p>1.52004599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23758482933">
                <text:p>2.23758482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4.14367699623">
                <text:p>4.14367699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6.06436896324">
                <text:p>6.06436896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.4445359707">
                <text:p>12.4445359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26.329531908">
                <text:p>26.329531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45.3714659214">
                <text:p>45.3714659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94.2101869583">
                <text:p>94.2101869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scatter" chart:style-name="ch1">
        <chart:title svg:x="5.047cm" svg:y="0.316cm" chart:style-name="ch2">
          <text:p>Pas de discretisation de 0,1s</text:p>
        </chart:title>
        <chart:plot-area chart:style-name="ch3" table:cell-range-address="Feuille1.B2:Feuille1.C10" svg:x="1.331cm" svg:y="1.301cm" svg:width="14.352cm" svg:height="6.543cm">
          <chartooo:coordinate-region svg:x="1.952cm" svg:y="1.5cm" svg:width="13.544cm" svg:height="5.697cm"/>
          <chart:axis chart:dimension="x" chart:name="primary-x" chart:style-name="ch4">
            <chart:title svg:x="5.804cm" svg:y="8.024cm" chart:style-name="ch5">
              <text:p>Horizon (nb de pas de discretisation)</text:p>
            </chart:title>
          </chart:axis>
          <chart:axis chart:dimension="y" chart:name="primary-y" chart:style-name="ch4">
            <chart:title svg:x="0.451cm" svg:y="6.005cm" chart:style-name="ch6">
              <text:p>Temps de calcul (s)</text:p>
            </chart:title>
            <chart:grid chart:style-name="ch7" chart:class="major"/>
          </chart:axis>
          <chart:series chart:style-name="ch8" chart:values-cell-range-address="Feuille1.C2:Feuille1.C10" chart:class="chart:scatter">
            <chart:domain table:cell-range-address="Feuille1.B2:Feuille1.B10"/>
            <chart:regression-curve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B2:Feuille1.B10</svg:desc>
                </draw:g>
              </table:table-cell>
              <table:table-cell office:value-type="float" office:value="0.269185066223">
                <text:p>0.269185066223</text:p>
                <draw:g>
                  <svg:desc>Feuille1.C2:Feuille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670219182968">
                <text:p>0.670219182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.03095817566">
                <text:p>1.03095817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.89725399017">
                <text:p>1.89725399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.61057496071">
                <text:p>2.61057496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4.54266786575">
                <text:p>4.54266786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6.6256210804">
                <text:p>6.6256210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11.1568989754">
                <text:p>11.1568989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0.6575808525">
                <text:p>20.6575808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